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 Sans" svg:font-family="'Open Sans', Arial, sans-serif"/>
    <style:font-face style:name="verdana" svg:font-family="verdana"/>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df2a0" officeooo:paragraph-rsid="001df2a0"/>
    </style:style>
    <style:style style:name="P2" style:family="paragraph" style:parent-style-name="Text_20_body" style:list-style-name="L1">
      <style:text-properties officeooo:rsid="001df2a0" officeooo:paragraph-rsid="001df2a0"/>
    </style:style>
    <style:style style:name="P3" style:family="paragraph" style:parent-style-name="Text_20_body">
      <style:text-properties fo:font-variant="normal" fo:text-transform="none" fo:color="#000000" style:font-name="Open Sans" fo:font-size="8.39999961853027pt" fo:letter-spacing="normal" fo:font-style="normal" fo:font-weight="normal" officeooo:rsid="001df2a0" officeooo:paragraph-rsid="001f184d"/>
    </style:style>
    <style:style style:name="P4" style:family="paragraph" style:parent-style-name="Text_20_body">
      <style:text-properties fo:font-variant="normal" fo:text-transform="none" fo:color="#000000" style:font-name="Open Sans" fo:font-size="8.39999961853027pt" fo:letter-spacing="normal" fo:font-style="normal" fo:font-weight="bold" officeooo:rsid="001f184d" officeooo:paragraph-rsid="001f184d" style:font-weight-asian="bold" style:font-weight-complex="bold"/>
    </style:style>
    <style:style style:name="P5" style:family="paragraph" style:parent-style-name="Text_20_body">
      <style:text-properties officeooo:paragraph-rsid="001f184d"/>
    </style:style>
    <style:style style:name="P6" style:family="paragraph" style:parent-style-name="Text_20_body">
      <style:paragraph-properties fo:margin-left="0cm" fo:margin-right="0cm" fo:margin-top="0cm" fo:margin-bottom="0.318cm" loext:contextual-spacing="false" fo:text-align="justify" style:justify-single-word="false" fo:orphans="2" fo:widows="2" fo:text-indent="0cm" style:auto-text-indent="false" fo:padding="0cm" fo:border="none"/>
      <style:text-properties fo:font-variant="normal" fo:text-transform="none" fo:color="#000000" style:font-name="Open Sans" fo:font-size="8.39999961853027pt" fo:letter-spacing="normal" fo:font-style="normal" fo:font-weight="normal" officeooo:paragraph-rsid="001f184d"/>
    </style:style>
    <style:style style:name="P7" style:family="paragraph" style:parent-style-name="Text_20_body">
      <style:paragraph-properties fo:margin-left="0cm" fo:margin-right="0cm" fo:margin-top="0cm" fo:margin-bottom="0.318cm" loext:contextual-spacing="false" fo:text-align="justify" style:justify-single-word="false" fo:orphans="2" fo:widows="2" fo:text-indent="0cm" style:auto-text-indent="false" fo:padding="0cm" fo:border="none"/>
      <style:text-properties fo:font-variant="normal" fo:text-transform="none" fo:color="#000000" style:font-name="Open Sans" fo:font-size="8.39999961853027pt" fo:letter-spacing="normal" fo:font-style="normal" fo:font-weight="bold" officeooo:rsid="001f184d" officeooo:paragraph-rsid="001f184d" style:font-weight-asian="bold" style:font-weight-complex="bold"/>
    </style:style>
    <style:style style:name="P8" style:family="paragraph" style:parent-style-name="Text_20_body">
      <style:paragraph-properties fo:margin-left="0cm" fo:margin-right="0cm" fo:margin-top="0cm" fo:margin-bottom="0.318cm" loext:contextual-spacing="false" fo:text-align="justify" style:justify-single-word="false" fo:orphans="2" fo:widows="2" fo:text-indent="0cm" style:auto-text-indent="false" fo:padding="0cm" fo:border="none"/>
      <style:text-properties fo:font-variant="normal" fo:text-transform="none" fo:color="#000000" style:font-name="Open Sans" fo:font-size="8.39999961853027pt" fo:letter-spacing="normal" fo:font-style="normal" fo:font-weight="bold" officeooo:rsid="001f184d" officeooo:paragraph-rsid="0022167a" style:font-weight-asian="bold" style:font-weight-complex="bold"/>
    </style:style>
    <style:style style:name="T1" style:family="text">
      <style:text-properties officeooo:rsid="001f184d"/>
    </style:style>
    <style:style style:name="T2" style:family="text">
      <style:text-properties fo:font-weight="bold" officeooo:rsid="001f184d" style:font-weight-asian="bold" style:font-weight-complex="bold"/>
    </style:style>
    <style:style style:name="T3" style:family="text">
      <style:text-properties fo:font-weight="bold" officeooo:rsid="0020ed6e" style:font-weight-asian="normal" style:font-weight-complex="normal"/>
    </style:style>
    <style:style style:name="T4" style:family="text">
      <style:text-properties fo:font-weight="normal" style:font-weight-asian="normal" style:font-weight-complex="normal"/>
    </style:style>
    <style:style style:name="T5" style:family="text">
      <style:text-properties fo:font-variant="normal" fo:text-transform="none" fo:color="#000000" style:font-name="Open Sans" fo:font-size="8.39999961853027pt" fo:letter-spacing="normal" fo:font-style="normal" fo:font-weight="bold" officeooo:rsid="001f184d" style:font-weight-asian="bold" style:font-weight-complex="bold"/>
    </style:style>
    <style:style style:name="T6" style:family="text">
      <style:text-properties fo:font-variant="normal" fo:text-transform="none" fo:color="#000000" style:font-name="Open Sans" fo:font-size="8.39999961853027pt" fo:letter-spacing="normal" fo:font-style="normal" fo:font-weight="normal" officeooo:rsid="001f184d"/>
    </style:style>
    <style:style style:name="T7" style:family="text">
      <style:text-properties fo:font-variant="normal" fo:text-transform="none" fo:color="#000000" style:font-name="Open Sans" fo:font-size="8.39999961853027pt" fo:letter-spacing="normal" fo:font-style="normal" fo:font-weight="normal" officeooo:rsid="001f184d" style:font-weight-asian="bold" style:font-weight-complex="bold"/>
    </style:style>
    <style:style style:name="T8" style:family="text">
      <style:text-properties officeooo:rsid="001f184d" style:font-weight-asian="normal" style:font-weight-complex="normal"/>
    </style:style>
    <style:style style:name="T9" style:family="text">
      <style:text-properties officeooo:rsid="0020ed6e"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ame: Joe Bloggs</text:p>
      <text:p text:style-name="P1">Student Number: 12345</text:p>
      <text:p text:style-name="P1">Course: <text:span text:style-name="T1">ENG101</text:span></text:p>
      <text:p text:style-name="P1">Assignment: <text:span text:style-name="T1">1</text:span> </text:p>
      <text:p text:style-name="P1"/>
      <text:h text:style-name="Heading_20_3" text:outline-level="3">Question 1</text:h>
      <text:p text:style-name="P3"><text:span text:style-name="T2">Q: </text:span><text:span text:style-name="T1">Who wrote the poem: The lake isle of Innisfree?</text:span></text:p>
      <text:p text:style-name="P4">A: <text:span text:style-name="T4">William Butler Yeats</text:span></text:p>
      <text:h text:style-name="Heading_20_3" text:outline-level="3">Question 2</text:h>
      <text:p text:style-name="P3"><text:span text:style-name="T2">Q: </text:span><text:span text:style-name="T8">What literacy device is the word "snicker-snack" an example of?</text:span></text:p>
      <text:p text:style-name="P4">A: <text:span text:style-name="T4">Alliteration</text:span></text:p>
      <text:h text:style-name="Heading_20_3" text:outline-level="3">Question 3</text:h>
      <text:p text:style-name="P5"><text:span text:style-name="T5">Q: </text:span><text:span text:style-name="T7">Identify the figurative language in the following line of poetry: “The tropical storm slept for two days.”</text:span></text:p>
      <text:p text:style-name="P4">A: <text:span text:style-name="T4">Personification</text:span></text:p>
      <text:h text:style-name="Heading_20_3" text:outline-level="3">Question 4</text:h>
      <text:p text:style-name="P5"><text:span text:style-name="T5">Q: </text:span><text:span text:style-name="T7">A two-line rhyming stanza is called a:</text:span></text:p>
      <text:p text:style-name="P6"><text:span text:style-name="T2">A: </text:span><text:span text:style-name="T9">Quintet</text:span> </text:p>
      <text:h text:style-name="Heading_20_3" text:outline-level="3">Question 5</text:h>
      <text:p text:style-name="P3"><text:span text:style-name="T2">Q: </text:span><text:span text:style-name="T1">Would Wilfred Owen’s poetry be well known today if he had not died in the war?</text:span></text:p>
      <text:p text:style-name="P7">A: </text:p>
      <text:p text:style-name="P8"><text:span text:style-name="T4">Lorem ipsum dolor sit amet, consectetur adipiscing elit, sed do eiusmod tempor incididunt ut labore et dolore magna aliqua. Donec pretium vulputate sapien nec. Turpis nunc eget lorem dolor sed viverra ipsum. Hendrerit dolor magna eget est lorem ipsum. Quam viverra orci sagittis eu volutpat odio facilisis mauris sit. Sodales ut eu sem integer vitae. Elementum eu facilisis sed odio morbi quis commodo odio aenean. </text:span></text:p>
      <text:p text:style-name="P8"><text:span text:style-name="T4">Mollis nunc sed id semper risus in hendrerit. Lectus proin nibh nisl condimentum id venenatis. Tortor vitae purus faucibus ornare suspendisse sed. Lacus sed turpis tincidunt id aliquet risus. Arcu felis bibendum ut tristique. Habitant morbi tristique senectus et netus et malesuada fames. Lobortis mattis aliquam faucibus purus in massa tempor nec. Id venenatis a condimentum vitae sapien pellentesque habitant. Odio pellentesque diam volutpat commodo. Venenatis tellus in metus vulputate. Pretium vulputate sapien nec sagittis aliquam. Tellus integer feugiat scelerisque varius morbi.</text:span></text:p>
      <text:p text:style-name="P8"><text:span text:style-name="T4">Etiam non quam lacus suspendisse faucibus. Accumsan sit amet nulla facilisi morbi tempus iaculis. Egestas sed sed risus pretium. Pretium quam vulputate dignissim suspendisse in est ante. Tincidunt ornare massa eget egestas purus viverra accumsan in. Congue quisque egestas diam in arcu. Ac tortor dignissim convallis aenean et tortor. Praesent elementum facilisis leo vel fringilla est ullamcorper eget nulla. </text:span></text:p>
      <text:p text:style-name="P8"><text:span text:style-name="T4">Parturient montes nascetur ridiculus mus mauris vitae ultricies leo integer. Turpis cursus in hac habitasse platea dictumst. Facilisi nullam vehicula ipsum a arcu. Lorem donec massa sapien faucibus et. Faucibus interdum posuere lorem ipsum dolor sit amet consectetur. In mollis nunc sed id semper. Interdum velit laoreet id donec ultrices. Turpis egestas sed tempus urna et pharetra pharetra massa massa. Adipiscing vitae proin sagittis nisl rhoncus mattis rhoncus urna neque. Eget arcu dictum varius duis.</text:span></text:p>
      <text:p text:style-name="P7"><text:span text:style-name="T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 Sans" svg:font-family="'Open Sans', Arial, sans-serif"/>
    <style:font-face style:name="verdana" svg:font-family="verdana"/>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03T10:11:20.350000000</meta:creation-date>
    <dc:date>2020-12-15T06:13:51.335635721</dc:date>
    <meta:editing-duration>PT7M35S</meta:editing-duration>
    <meta:editing-cycles>5</meta:editing-cycles>
    <meta:generator>LibreOffice/6.4.5.2$Linux_X86_64 LibreOffice_project/40$Build-2</meta:generator>
    <meta:document-statistic meta:table-count="0" meta:image-count="0" meta:object-count="0" meta:page-count="1" meta:paragraph-count="23" meta:word-count="376" meta:character-count="2448" meta:non-whitespace-character-count="2090"/>
  </office:meta>
</office:document-meta>
</file>